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ab3b" officeooo:paragraph-rsid="000eab3b"/>
    </style:style>
    <style:style style:name="P2" style:family="paragraph" style:parent-style-name="Standard" style:list-style-name="L1">
      <style:text-properties officeooo:rsid="000eab3b" officeooo:paragraph-rsid="000eab3b"/>
    </style:style>
    <style:style style:name="P3" style:family="paragraph" style:parent-style-name="Standard">
      <style:text-properties fo:font-style="italic" officeooo:rsid="000eab3b" officeooo:paragraph-rsid="000eab3b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0eab3b" officeooo:paragraph-rsid="000eab3b" style:font-style-asian="italic" style:font-style-complex="italic"/>
    </style:style>
    <style:style style:name="P5" style:family="paragraph" style:parent-style-name="Standard">
      <style:text-properties fo:font-style="italic" officeooo:rsid="000f773d" officeooo:paragraph-rsid="000f773d" style:font-style-asian="italic" style:font-style-complex="italic"/>
    </style:style>
    <style:style style:name="P6" style:family="paragraph" style:parent-style-name="Standard">
      <style:text-properties fo:font-style="italic" officeooo:rsid="0012c73c" officeooo:paragraph-rsid="0012c73c" style:font-style-asian="italic" style:font-style-complex="italic"/>
    </style:style>
    <style:style style:name="P7" style:family="paragraph" style:parent-style-name="Standard">
      <style:text-properties fo:font-style="italic" officeooo:rsid="001495d9" officeooo:paragraph-rsid="001495d9" style:font-style-asian="italic" style:font-style-complex="italic"/>
    </style:style>
    <style:style style:name="P8" style:family="paragraph" style:parent-style-name="Standard">
      <style:text-properties fo:font-style="italic" officeooo:rsid="00152cbe" officeooo:paragraph-rsid="00152cbe" style:font-style-asian="italic" style:font-style-complex="italic"/>
    </style:style>
    <style:style style:name="P9" style:family="paragraph" style:parent-style-name="Standard" style:list-style-name="L1">
      <style:text-properties fo:font-style="italic" style:text-underline-style="none" officeooo:rsid="000eab3b" officeooo:paragraph-rsid="000eab3b" style:font-style-asian="italic" style:font-style-complex="italic"/>
    </style:style>
    <style:style style:name="P10" style:family="paragraph" style:parent-style-name="Standard">
      <style:text-properties officeooo:rsid="000f773d" officeooo:paragraph-rsid="000f773d"/>
    </style:style>
    <style:style style:name="P11" style:family="paragraph" style:parent-style-name="Standard">
      <style:text-properties fo:font-style="normal" officeooo:rsid="0012c73c" officeooo:paragraph-rsid="0012c73c" style:font-style-asian="normal" style:font-style-complex="normal"/>
    </style:style>
    <style:style style:name="P12" style:family="paragraph" style:parent-style-name="Standard">
      <style:text-properties fo:font-style="normal" officeooo:rsid="001495d9" officeooo:paragraph-rsid="001495d9" style:font-style-asian="normal" style:font-style-complex="normal"/>
    </style:style>
    <style:style style:name="T1" style:family="text">
      <style:text-properties officeooo:rsid="0012c73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1</text:p>
      <text:p text:style-name="P3">Расскажите, чем, на ваш взгляд, отличается хорошая верстка от плохой с точки</text:p>
      <text:p text:style-name="P3">зрения</text:p>
      <text:list xml:id="list4947123782669194751" text:style-name="L1">
        <text:list-item>
          <text:p text:style-name="P9">пользователя;</text:p>
        </text:list-item>
      </text:list>
      <text:p text:style-name="P1"><text:tab/>Например: плохая вёрстка полна разочарований пользователя. то есть много <text:s/>элементов стоят не на своём месте (отличается от исходного <text:s/>дизайна) = не удобна в использовании </text:p>
      <text:list xml:id="list11014913803033" text:continue-numbering="true" text:style-name="L1">
        <text:list-item>
          <text:p text:style-name="P9">менеджера проекта;</text:p>
          <text:p text:style-name="P2">дополнительный гемор от заказчика вроде «как Вы могли такое сверстать.. за что я деньги плочу . ?!?!? » . <text:s/>это касается плохой вёрстки. </text:p>
        </text:list-item>
        <text:list-item>
          <text:p text:style-name="P4">Дизайнера;</text:p>
          <text:p text:style-name="P2">Дизайнеру наверное всё равно какая вёрстка .. ему главное чтобы дизайн понравится заказчику...</text:p>
        </text:list-item>
        <text:list-item>
          <text:p text:style-name="P9">верстальщика;</text:p>
          <text:p text:style-name="P2">Самый ключевой игрок .. ибо если вёстка плохая = <text:s/>придётся всё переделывать ..</text:p>
        </text:list-item>
        <text:list-item>
          <text:p text:style-name="P4">клиентского программиста;</text:p>
        </text:list-item>
      </text:list>
      <text:p text:style-name="P1"><text:tab/>Скорей всего его работа будет тормозиться из за того, что надо будет таки вёрстку чинить, чтобы всё в итоге работало правильно. (может в принципе и сам подлатать .. ) </text:p>
      <text:list xml:id="list11015354750413" text:continue-numbering="true" text:style-name="L1">
        <text:list-item>
          <text:p text:style-name="P4">серверного программиста.</text:p>
          <text:p text:style-name="P2">Если фронт будет работать через REST API то ему так же как и дизайнеру будет всё равно, на то какая там вёрстка .. </text:p>
        </text:list-item>
      </text:list>
      <text:p text:style-name="P1"/>
      <text:p text:style-name="P1"/>
      <text:p text:style-name="P3">Q2</text:p>
      <text:p text:style-name="P3">Опишите основные особенности верстки крупных многостраничных сайтов, дизайн которых может меняться в процессе реализации и поддержки.</text:p>
      <text:p text:style-name="P10">Особенностями тут будут наверное то, что одинаковые блоки используемые на каждой страние должны быть вынесены в отдельные шаблоны, верстаются один раз и затем просто добавляются на каждую страницу. Аналогично css <text:s/>удобнее пользовать препроцесор вроде SASS который намного упрощает жизнь верстальщику. </text:p>
      <text:p text:style-name="P5">Расскажите о своем опыте верстки подобных сайтов: какие методологии,</text:p>
      <text:p text:style-name="P5">инструменты и технологии вы применяли на практике.</text:p>
      <text:p text:style-name="P10">Применю в основном <text:s/>SASS. В плане блоков пока ни до чего не додумался как заниматься копипастом .. шапки и подвала с сайтбарами <text:s/>.. эти места обозначаем комментариями чтобы сразу в глаза бросались . .. ибо в основном в таких сайтах <text:s/>.от страницы к странице меняется только контент … то есть то что в середине .. </text:p>
      <text:p text:style-name="P10"/>
      <text:p text:style-name="P10"/>
      <text:p text:style-name="P5">Q3</text:p>
      <text:p text:style-name="P5">Опишите основные особенности верстки сайтов, которые должны одинаково</text:p>
      <text:p text:style-name="P5">хорошо отображаться как на любом современном компьютере, так и на</text:p>
      <text:p text:style-name="P5">смартфонах и планшетах под управлением iOS и Android. Расскажите о своем</text:p>
      <text:p text:style-name="P5">опыте верстки подобных сайтов: какие инструменты и технологии вы применяли,</text:p>
      <text:p text:style-name="P5">как проверяли результат на различных устройствах, какие именно устройства</text:p>
      <text:p text:style-name="P5">требовалось поддерживать.</text:p>
      <text:p text:style-name="P10">В основном такие сайты пользуют адаптивную вёрстку. <text:s/>то есть ту, которая подстраивается по разные разрешения экрана (ширину в основном). В этом влучае применяются условные стили завязанные на медиа-запросах. Почти все браузеры последних версий имеются в наличии инструменты для проверки адаптивной вёрстки .. под разные размеры экрана устройства. <text:span text:style-name="T1">Есть ещё и хитрые сайты .. которые позволяют посмотреть сайт на эмуляторах. + Запускаем виртуалку с виндой проверяем в IE … </text:span></text:p>
      <text:p text:style-name="P10"/>
      <text:p text:style-name="P6"><text:soft-page-break/>Q4</text:p>
      <text:p text:style-name="P6">Расскажите, какие инструменты помогают вам экономить время в процессе</text:p>
      <text:p text:style-name="P6">написания, проверки и отладки кода.</text:p>
      <text:p text:style-name="P11">Хороший редактор <text:s/>вроде Sublime Text … препроцессор sass .. и консолька Google Chrome. + если что забыл — интернет. </text:p>
      <text:p text:style-name="P11"/>
      <text:p text:style-name="P6">Q5</text:p>
      <text:p text:style-name="P6">Вам нужно понять, почему страница отображается некорректно в Safari на iOS и в</text:p>
      <text:p text:style-name="P6">IE на Windows. Код писали не вы, доступа к исходникам у вас нет. Ваши действия?</text:p>
      <text:p text:style-name="P6">Сталкивались ли вы с подобными проблемами на практике?</text:p>
      <text:p text:style-name="P11">Покрайней мере .. выяснить версию ie и потыкать в нужной, сравнивая всё это с отображением в том же хроме.. Найти гючный элмент или элемент .. посмотреть что конкретно мешает элементу быть нормальным в ie. Обычно это могут быть внутренние стили браузера, которые не были учтены вёрсткой .. то есть <text:s/>докрутить стилями и всё выровнять .. на крайний момент найти нужных хак <text:s/>для ie .. и добавить недостающие стили .. хотя хаки пользовать это зло, <text:s/>Но если без них никак, то чё делать .. С подобными ситуациями сталкивался очен редко .. можно сказать не сталкивался. Заказчики все были добрые ..) </text:p>
      <text:p text:style-name="P11"/>
      <text:p text:style-name="P7">Q6</text:p>
      <text:p text:style-name="P7">Дизайнер отдал вам макет, в котором не показано, как должны выглядеть</text:p>
      <text:p text:style-name="P7">интерактивные элементы при наведении мыши. Ваши действия?</text:p>
      <text:p text:style-name="P12">Мои действия наверное будут такими: сверстать всё без этих действий .. <text:s/>дальше либо найти дизайнера, попытать его с паяльником .. <text:s/>либо если это не реально или паяльник сломался .. то подобрать самому цвета (это будут в основном цвета .. ибо если не показана анимация <text:s/>на том же ховере .. то это и не будет заметно на макете ) показать заказчику спросить совета .. </text:p>
      <text:p text:style-name="P12"/>
      <text:p text:style-name="P7">Q7</text:p>
      <text:p text:style-name="P7">Какие ресурсы вы используете для развития в профессиональной сфере? Приведите</text:p>
      <text:p text:style-name="P7">несколько конкретных примеров (сайты, блоги и так далее).</text:p>
      <text:p text:style-name="P12">Для почтитать в основном пользуюсь Хабром, <text:a xlink:type="simple" xlink:href="https://webref.ru/" text:style-name="Internet_20_link" text:visited-style-name="Visited_20_Internet_20_Link">https://webref.ru/</text:a> <text:a xlink:type="simple" xlink:href="http://learn.javascript.ru/" text:style-name="Internet_20_link" text:visited-style-name="Visited_20_Internet_20_Link">http://learn.javascript.ru</text:a> <text:s/><text:a xlink:type="simple" xlink:href="https://ru.vuejs.org/v2/guide/" text:style-name="Internet_20_link" text:visited-style-name="Visited_20_Internet_20_Link">https://ru.vuejs.org/v2/guide/</text:a> <text:a xlink:type="simple" xlink:href="https://sass-scss.ru/" text:style-name="Internet_20_link" text:visited-style-name="Visited_20_Internet_20_Link">https://sass-scss.ru/</text:a> = необходимый минимум. всего что можно сделать </text:p>
      <text:p text:style-name="P7">Какое направление развития вам более близко: JS-программирование, HTML/CSS-</text:p>
      <text:p text:style-name="P7">верстка или и то, и другое? </text:p>
      <text:p text:style-name="P12">Хотелось бы в идеале развивать всё подряд (в каждую дырку затычка ) .. и php в том числе . Есть опыт программирования под Drupal7 и Yii2 <text:s/>.. <text:s/>если пригодится — буду очень рад. </text:p>
      <text:p text:style-name="P7">Какие ещё области знаний, кроме тех, что непосредственно относятся к работе,</text:p>
      <text:p text:style-name="P7">вам интересны? <text:span text:style-name="T2">Ещё интересно администрирование серверов, и прикладное программирование.. Был опыт написания расширения для <text:s/>php <text:s/>на C++ . но давно (это был мой дипломный проект) </text:span></text:p>
      <text:p text:style-name="P7"><text:span text:style-name="T2"/></text:p>
      <text:p text:style-name="P7">Q8</text:p>
      <text:p text:style-name="P7">Расскажите нам о себе и предоставьте несколько ссылок на последние работы,</text:p>
      <text:p text:style-name="P7">выполненные вами.</text:p>
      <text:p text:style-name="P8"><text:span text:style-name="T2">В основном все мои работы, которые можно наверное показывать .. сидят <text:s/>в резюме . Которым буду откликаться на Вашу вакансию .. Отельно в плане вёрстки .. можно выделить сайт </text:span><text:a xlink:type="simple" xlink:href="https://masterkrowli.ru/" text:style-name="Internet_20_link" text:visited-style-name="Visited_20_Internet_20_Link"><text:span text:style-name="T2">https://masterkrowli.ru</text:span></text:a><text:span text:style-name="T2"> ( старница товара шапка и повал - дело моих рук <text:s/>) там как раз сайт полностью адаптивный, это воля заказчика. Написан на Drupal 7. поддерживается мной по мере необходимости . С августа прошлого год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3:03:58.752819793</meta:creation-date>
    <dc:date>2018-11-09T01:10:13.785506602</dc:date>
    <meta:editing-duration>PT1H12M1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852" meta:character-count="5549" meta:non-whitespace-character-count="4720"/>
  </office:meta>
</office:document-meta>
</file>